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officeooo:rsid="000117be" officeooo:paragraph-rsid="000117be" style:font-weight-asian="bold" style:font-weight-complex="bold"/>
    </style:style>
    <style:style style:name="P3" style:family="paragraph" style:parent-style-name="Standard">
      <style:text-properties fo:font-weight="bold" officeooo:rsid="00025dff" officeooo:paragraph-rsid="00025dff" style:font-weight-asian="bold" style:font-weight-complex="bold"/>
    </style:style>
    <style:style style:name="P4" style:family="paragraph" style:parent-style-name="Standard">
      <style:text-properties fo:font-weight="bold" officeooo:rsid="00025dff" officeooo:paragraph-rsid="000417aa" style:font-weight-asian="bold" style:font-weight-complex="bold"/>
    </style:style>
    <style:style style:name="P5" style:family="paragraph" style:parent-style-name="Standard">
      <style:text-properties fo:font-weight="bold" officeooo:rsid="0002aa6f" officeooo:paragraph-rsid="0002aa6f" style:font-weight-asian="bold" style:font-weight-complex="bold"/>
    </style:style>
    <style:style style:name="P6" style:family="paragraph" style:parent-style-name="Standard">
      <style:text-properties fo:font-weight="bold" officeooo:rsid="0002aa6f" officeooo:paragraph-rsid="000417aa" style:font-weight-asian="bold" style:font-weight-complex="bold"/>
    </style:style>
    <style:style style:name="P7" style:family="paragraph" style:parent-style-name="Standard">
      <style:text-properties fo:font-weight="bold" officeooo:rsid="000417aa" officeooo:paragraph-rsid="000417aa" style:font-weight-asian="bold" style:font-weight-complex="bold"/>
    </style:style>
    <style:style style:name="P8" style:family="paragraph" style:parent-style-name="Standard">
      <style:text-properties officeooo:rsid="00025dff" officeooo:paragraph-rsid="00025dff"/>
    </style:style>
    <style:style style:name="P9" style:family="paragraph" style:parent-style-name="Standard" style:master-page-name="Standard">
      <style:paragraph-properties fo:margin-top="0in" fo:margin-bottom="0.111in" loext:contextual-spacing="false" fo:line-height="108%" fo:text-align="center" style:justify-single-word="false" style:page-number="auto"/>
    </style:style>
    <style:style style:name="P10" style:family="paragraph" style:parent-style-name="Standard">
      <style:text-properties fo:color="#0000ff" style:font-name="Courier New" fo:font-weight="bold" style:font-weight-asian="bold" style:font-name-complex="Courier New1"/>
    </style:style>
    <style:style style:name="P11" style:family="paragraph" style:parent-style-name="Standard">
      <style:paragraph-properties fo:text-align="start" style:justify-single-word="false"/>
    </style:style>
    <style:style style:name="T1" style:family="text">
      <style:text-properties fo:font-size="16pt" style:font-name-asian="Calibri1" style:font-size-asian="16pt" style:font-name-complex="Times New Roman" style:font-size-complex="16pt"/>
    </style:style>
    <style:style style:name="T2" style:family="text">
      <style:text-properties fo:font-size="11pt" style:font-name-asian="Calibri1" style:font-size-asian="11pt" style:font-name-complex="Times New Roman"/>
    </style:style>
    <style:style style:name="T3" style:family="text">
      <style:text-properties fo:font-size="20pt" fo:font-weight="bold" style:font-name-asian="Calibri1" style:font-size-asian="20pt" style:font-weight-asian="bold" style:font-name-complex="Times New Roman" style:font-size-complex="20pt"/>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fo:color="#0000ff" style:font-name="Courier New" fo:font-weight="bold" style:font-weight-asian="bold" style:font-name-complex="Courier New1"/>
    </style:style>
    <style:style style:name="T7" style:family="text">
      <style:text-properties fo:color="#0000ff" style:font-name="Courier New" fo:font-weight="bold" style:font-weight-asian="bold" style:font-name-complex="Courier New1" style:font-weight-complex="bold"/>
    </style:style>
    <style:style style:name="T8" style:family="text">
      <style:text-properties fo:font-size="14pt" fo:font-weight="bold" style:font-size-asian="14pt" style:font-weight-asian="bold" style:font-size-complex="14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officeooo:rsid="0002aa6f"/>
    </style:style>
    <style:style style:name="T12" style:family="text">
      <style:text-properties officeooo:rsid="00041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ath 338</text:span><text:span text:style-name="T2"><text:tab/> <text:s text:c="13"/><text:tab/></text:span><text:span text:style-name="T3"> <text:s text:c="7"/>Lab Assignment #9 <text:s text:c="2"/></text:span><text:span text:style-name="T1"><text:s text:c="5"/><text:tab/><text:tab/>Fall 2019</text:span></text:p>
      <text:p text:style-name="P1"/>
      <text:p text:style-name="Standard"><text:a xlink:type="simple" xlink:href="https://link.springer.com/article/10.3758/s13420-018-0353-y" text:style-name="Internet_20_link" text:visited-style-name="Visited_20_Internet_20_Link">Tan </text:a><text:a xlink:type="simple" xlink:href="https://link.springer.com/article/10.3758/s13420-018-0353-y" text:style-name="Internet_20_link" text:visited-style-name="Visited_20_Internet_20_Link"><text:span text:style-name="T4">et al.</text:span></text:a><text:a xlink:type="simple" xlink:href="https://link.springer.com/article/10.3758/s13420-018-0353-y" text:style-name="Internet_20_link" text:visited-style-name="Visited_20_Internet_20_Link"> (2018)</text:a> were interested in how pet dogs bond with complete strangers. In one of their studies, they placed a food treat under one of two cups (the dog did not know which bowl had the food) and had a stranger point the dog toward the cup with the food. Although the researchers did many trials to see how trust evolved, one of the results they analyzed was whether dogs would pick up the cue from the stranger on the very first trial. <text:s/>A total of 53 dogs were tested.</text:p>
      <text:p text:style-name="Standard"/>
      <text:p text:style-name="Standard">Recall from Lab #8 that under the following conditions:</text:p>
      <text:p text:style-name="Standard"/>
      <text:p text:style-name="Standard">H<text:span text:style-name="T5">0</text:span>: p = 0.5</text:p>
      <text:p text:style-name="Standard">H<text:span text:style-name="T5">1</text:span>: p = 0.7</text:p>
      <text:p text:style-name="Standard">α = 0.05</text:p>
      <text:p text:style-name="Standard">n = 53</text:p>
      <text:p text:style-name="Standard"/>
      <text:p text:style-name="Standard">our binomial test had a power of 0.9138. In this lab we will explore the effect of changing the sample size, effect size, and α value on power.</text:p>
      <text:p text:style-name="Standard"/>
      <text:p text:style-name="Standard">Open up your saved R Script from Lab 8. Copy the lines assigning the values to n, p0, and α:</text:p>
      <text:p text:style-name="Standard"/>
      <text:p text:style-name="P10">&gt; n &lt;- 53 # the sample size</text:p>
      <text:p text:style-name="P10">&gt; p0 &lt;- 0.5 # the value of p if the null hypothesis is correct</text:p>
      <text:p text:style-name="P10">&gt; alpha &lt;- 0.05 # the conventional maximum value of alpha</text:p>
      <text:p text:style-name="Standard"/>
      <text:p text:style-name="Standard">Also, copy the command to find the critical region for this hypothesis test:</text:p>
      <text:p text:style-name="Standard"/>
      <text:p text:style-name="P10">&gt; qbinom(alpha, size = n, prob = p0, lower.tail = FALSE) # FALSE because we are looking in the upper tail of the distribution</text:p>
      <text:p text:style-name="Standard"/>
      <text:p text:style-name="Standard">And the code to compute the power given the critical region:</text:p>
      <text:p text:style-name="Standard"/>
      <text:p text:style-name="P10">&gt; crit.value &lt;- 33 # the endpoint of the critical region</text:p>
      <text:p text:style-name="P10">&gt; p1 &lt;- 0.7 # the value of p if the alternative hypothesis is correct</text:p>
      <text:p text:style-name="P10">&gt; power &lt;- pbinom(crit.value, size = n, prob = p1, lower.tail = FALSE) + dbinom(crit.value, size = n, prob = p1)</text:p>
      <text:p text:style-name="Standard"/>
      <text:p text:style-name="Standard">First, run the code again to make sure you still have a power of 0.9138. Next, we will explore changing the value of <text:span text:style-name="T4">p</text:span> under H<text:span text:style-name="T5">1</text:span>. Because this change does not affect the sampling distribution under H<text:span text:style-name="T5">0</text:span>, we have the same critical region, so we only need to change the value of p1 and run that line and the line after it.</text:p>
      <text:p text:style-name="Standard"/>
      <text:p text:style-name="Standard"><text:span text:style-name="T8">Question #1 </text:span>What is the power under the <text:span text:style-name="T4">new</text:span> alternative H<text:span text:style-name="T5">1</text:span>: p = 0.6?</text:p>
      <text:p text:style-name="P2">0.425878</text:p>
      <text:p text:style-name="Standard"><text:span text:style-name="T8">Question #2 </text:span>What is the power under the <text:span text:style-name="T4">new</text:span> alternative H<text:span text:style-name="T5">1</text:span>: p = 0.8?</text:p>
      <text:p text:style-name="P2">0.9991866</text:p>
      <text:p text:style-name="Standard"><text:span text:style-name="T8">Question #3 </text:span>How does the power change as the alternative value of <text:span text:style-name="T4">p</text:span> gets further from the null value of 0.5?</text:p>
      <text:p text:style-name="P2">The power increases as it deviates upward from the null value of 0.5</text:p>
      <text:p text:style-name="Standard"/>
      <text:p text:style-name="Standard"/>
      <text:p text:style-name="Standard"><text:soft-page-break/>Now we will explore the effect of changing the desired maximum α-value. Although this change does not affect the sampling distribution under H<text:span text:style-name="T5">0</text:span>, it <text:span text:style-name="T4">does</text:span> affect the critical region. First, go into the script and reset the value of <text:span text:style-name="T7">p1</text:span> to 0.7. Then, change the value of <text:span text:style-name="T6">alpha</text:span>. <text:s/>Finally, re-run <text:span text:style-name="T4">just</text:span> the part of the script that finds the critical region.</text:p>
      <text:p text:style-name="Standard"/>
      <text:p text:style-name="Standard"><text:span text:style-name="T8">Question #4 </text:span>What is the critical region for α = 0.01? Is it a larger or smaller critical region compared to α = 0.05?</text:p>
      <text:p text:style-name="Standard"/>
      <text:p text:style-name="P3">The new critical region is going to be 3<text:span text:style-name="T11">6</text:span> which is higher than the original value of 32 which was initially found with an alpha of 0.05</text:p>
      <text:p text:style-name="P3"/>
      <text:p text:style-name="Standard"><text:span text:style-name="T8">Question #5 </text:span>Change <text:span text:style-name="T6">crit.value</text:span> to the endpoint of the new critical region (from <text:span text:style-name="T9">Question #4</text:span>). Then, run that line and the lines below it to compute power. What is the new power?</text:p>
      <text:p text:style-name="Standard"/>
      <text:p text:style-name="P4">The new power is going to be <text:span text:style-name="T12">0.5788821 when you change the critical value</text:span></text:p>
      <text:p text:style-name="P8"/>
      <text:p text:style-name="Standard"><text:span text:style-name="T8">Question #6 </text:span>Repeat the steps using α = 0.10. What is the power of the test at this new α value?</text:p>
      <text:p text:style-name="Standard"><text:tab/></text:p>
      <text:p text:style-name="P6">The new power is going to be <text:span text:style-name="T12">0.09055912</text:span> when the value of alpha changes to 0.10</text:p>
      <text:p text:style-name="P5"/>
      <text:p text:style-name="P11"><text:span text:style-name="T8">Question #7 </text:span>How does the power change as the probability of Type I Error increases? Why do you suspect it changes in that direction?</text:p>
      <text:p text:style-name="Standard"/>
      <text:p text:style-name="P5">The power is going to change directly when the alpha changes (+alpha, -power) and vice versa. This the case because the more probability of error (alpha<text:span text:style-name="T12">) means there is less room for success.</text:span></text:p>
      <text:p text:style-name="Standard"/>
      <text:p text:style-name="Standard">Finally, we will explore the effect of changing the sample size <text:span text:style-name="T4">n</text:span>. This change affects the sampling distribution under both H<text:span text:style-name="T5">0</text:span> and H<text:span text:style-name="T5">1</text:span>. First, reset <text:span text:style-name="T6">alpha</text:span> to 0.05. Then, change <text:span text:style-name="T6">n</text:span> to 30. Finally, re-run <text:span text:style-name="T4">just</text:span> the part of the script that finds the critical region.</text:p>
      <text:p text:style-name="Standard"/>
      <text:p text:style-name="Standard"><text:span text:style-name="T8">Question #8 </text:span>What is the critical region for <text:span text:style-name="T4">n</text:span> = 30?</text:p>
      <text:p text:style-name="Standard"/>
      <text:p text:style-name="P7">The critical region is going to be 25.</text:p>
      <text:p text:style-name="Standard"/>
      <text:p text:style-name="Standard"><text:span text:style-name="T8">Question #9 </text:span>Change <text:span text:style-name="T6">crit.value</text:span> to the endpoint of the new critical region (from <text:span text:style-name="T9">Question #8</text:span>). Then, run that line and the lines below it to compute power. What is the new power?</text:p>
      <text:p text:style-name="Standard"/>
      <text:p text:style-name="Standard"><text:span text:style-name="T8">Question #10 </text:span>Repeat the steps using <text:span text:style-name="T4">n</text:span> = 100. What is the power of the test using this new sample size?</text:p>
      <text:p text:style-name="Standard"/>
      <text:p text:style-name="Standard"/>
      <text:p text:style-name="Standard"><text:span text:style-name="T8">Question #11 </text:span>How does the power change as sample size increases? Why do you suspect it changes in that direction? (Hint: think about the critical region<text:bookmark text:name="_GoBack"/>s in terms of sample <text:span text:style-name="T10">propor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Cambria" fo:font-family="Cambria"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3</meta:editing-cycles>
    <meta:creation-date>2019-09-09T23:33:00</meta:creation-date>
    <dc:date>2019-09-25T23:08:12.936329741</dc:date>
    <meta:editing-duration>PT1H2M36S</meta:editing-duration>
    <meta:generator>LibreOffice/5.1.6.2$Linux_X86_64 LibreOffice_project/10m0$Build-2</meta:generator>
    <meta:document-statistic meta:table-count="0" meta:image-count="0" meta:object-count="0" meta:page-count="2" meta:paragraph-count="41" meta:word-count="826" meta:character-count="4322" meta:non-whitespace-character-count="35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